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Table_20_Contents">
      <style:text-properties officeooo:rsid="00110892" officeooo:paragraph-rsid="00110892"/>
    </style:style>
    <style:style style:name="T1" style:family="text">
      <style:text-properties officeooo:rsid="001166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gave 1)</text:p>
      <text:p text:style-name="P1"/>
      <text:p text:style-name="P1">a) Det første jeg gjorde i denne oppgaven var å lage en enkel korrelasjonsmatrise for å se hvorvidt det fantes grupperinger av spørsmål som korrelerte med hverandre (dette vil eventuelt tilsi at det er flere faktorer som påvirker forskjellige klynger). Med såpass mange spørsmål er det vanskelig å gi et definitivt svar på om det finnes klynger eller ikke, men det ser så absolutt ut som klynger er formert. Når jeg så har etablert at det mest sannsynlig finnes flere faktorer her har jeg da lyst til å gjøre en faktoranalyse.</text:p>
      <text:p text:style-name="P1"/>
      <text:p text:style-name="P1">I min faktoranalyse velger jeg da å kun ta med faktorer som har en eigenvalue på 1 eller mer. Ved å gjøre dette ender jeg da opp med 5 faktorer som til sammen forklarer 77.086% av variansen i spørsmålene. Jeg velger å ta med et scree plot for å eventuell kunne sjekke hvor mange faktorene som ser passende ut ved hjelp av flere metoder. Ut i fra scree plottet ser det ut som 5 faktorer kan være en god mengde faktorer, men det kan derimot diskuteres om eventuelt 6 og 7 også burde ha blitt tatt med.</text:p>
      <text:p text:style-name="P1"/>
      <text:p text:style-name="P2">Her en tabell som <text:span text:style-name="T1">kjapt viser hvilke spørsmål som hører til hvilke faktor (dette er et øyemål fra min side hvor jeg har brukt «Rotated Component Matrix».</text:span></text:p>
      <text:p text:style-name="P1"/>
      <table:table table:name="Table1" table:style-name="Table1">
        <table:table-column table:style-name="Table1.A" table:number-columns-repeated="5"/>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E1" office:value-type="string">
            <text:p text:style-name="P3">5</text:p>
          </table:table-cell>
        </table:table-row>
        <table:table-row>
          <table:table-cell table:style-name="Table1.A2" office:value-type="string">
            <text:p text:style-name="P3">4,5,6,12,11,13</text:p>
          </table:table-cell>
          <table:table-cell table:style-name="Table1.A2" office:value-type="string">
            <text:p text:style-name="P3">9,7,8,10</text:p>
          </table:table-cell>
          <table:table-cell table:style-name="Table1.A2" office:value-type="string">
            <text:p text:style-name="P3">17,15,16,14</text:p>
          </table:table-cell>
          <table:table-cell table:style-name="Table1.A2" office:value-type="string">
            <text:p text:style-name="P3">19,20,18,21</text:p>
          </table:table-cell>
          <table:table-cell table:style-name="Table1.E2" office:value-type="string">
            <text:p text:style-name="P3">3,1,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5T17:35:32.309000000</dc:date>
    <meta:editing-duration>PT11M35S</meta:editing-duration>
    <meta:editing-cycles>2</meta:editing-cycles>
    <meta:generator>LibreOffice/5.0.5.2$Windows_X86_64 LibreOffice_project/55b006a02d247b5f7215fc6ea0fde844b30035b3</meta:generator>
    <meta:document-statistic meta:table-count="1" meta:image-count="0" meta:object-count="0" meta:page-count="1" meta:paragraph-count="14" meta:word-count="227" meta:character-count="1242" meta:non-whitespace-character-count="1029"/>
  </office:meta>
</office:document-meta>
</file>